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13.1pt"/>
    </style:style>
    <style:style style:name="co5" style:family="table-column">
      <style:table-column-properties fo:break-before="auto" style:column-width="14.06pt"/>
    </style:style>
    <style:style style:name="co6" style:family="table-column">
      <style:table-column-properties fo:break-before="auto" style:column-width="43.09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81.55pt"/>
    </style:style>
    <style:style style:name="co10" style:family="table-column">
      <style:table-column-properties fo:break-before="auto" style:column-width="68.4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20.95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25.26pt" fo:break-before="auto" style:use-optimal-row-height="false"/>
    </style:style>
    <style:style style:name="ro8" style:family="table-row">
      <style:table-row-properties style:row-height="29.96pt" fo:break-before="auto" style:use-optimal-row-height="false"/>
    </style:style>
    <style:style style:name="ro9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pt"/>
      <style:text-properties style:font-name="Arial"/>
    </style:style>
    <style:style style:name="ce6" style:family="table-cell" style:parent-style-name="Default">
      <style:table-cell-properties style:text-align-source="fix" style:repeat-content="false" fo:border="none" fo:padding="2.01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ffff00" style:text-align-source="fix" style:repeat-content="false" fo:wrap-option="no-wrap" fo:border="1.25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text-align-source="value-type" style:repeat-content="false" fo:wrap-option="no-wrap" fo:border="1.25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ackground-color="#99ff99" style:text-align-source="fix" style:repeat-content="false" fo:border="0.74pt solid #000000" style:vertical-align="middle"/>
      <style:paragraph-properties fo:text-align="center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74pt solid #000000" fo:padding="2.01pt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0pt" style:font-name-asian="Droid Sans Fallback" style:font-size-asian="10pt" style:font-name-complex="FreeSans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padding="2.01pt" style:vertical-align="middl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style:vertical-align="middl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dddddd" style:text-align-source="value-type" style:repeat-content="false" fo:border="none" fo:padding="2.01pt" style:vertical-align="middle"/>
      <style:text-properties style:font-name="Arial" fo:font-size="14pt" style:font-size-asian="14pt" style:font-size-complex="14pt"/>
    </style:style>
    <style:style style:name="ce19" style:family="table-cell" style:parent-style-name="Default">
      <style:table-cell-properties fo:background-color="#ffffff" style:text-align-source="value-type" style:repeat-content="false" fo:border="none" fo:padding="2.01pt" style:vertical-align="middle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none" fo:padding="2.01pt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="none"/>
      <style:text-properties style:font-name="Arial"/>
    </style:style>
    <style:style style:name="ce22" style:family="table-cell" style:parent-style-name="Default">
      <style:table-cell-properties style:text-align-source="value-type" style:repeat-content="false" fo:padding="2.01pt" style:vertical-align="middl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0.74pt solid #000000" fo:padding="2.01pt" style:vertical-align="middle"/>
      <style:paragraph-properties fo:text-align="center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padding="2.01pt" style:vertical-align="middl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99ff99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style:glyph-orientation-vertical="0" fo:background-color="#ffff00" style:text-align-source="fix" style:repeat-content="false" fo:wrap-option="wrap" fo:border="1.25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ackground-color="#99ff99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name-asian="Droid Sans Fallback" style:font-size-asian="8pt" style:font-style-asian="italic" style:font-weight-asian="normal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glyph-orientation-vertical="0" fo:background-color="#dddddd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1.25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00" style:text-align-source="fix" style:repeat-content="false" fo:wrap-option="no-wrap" fo:border="1.25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99ff99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1.25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Arial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glyph-orientation-vertical="0" fo:background-color="#dddddd" style:cell-protect="protected" style:print-content="tru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"/>
    </style:style>
    <style:style style:name="ce45" style:family="table-cell" style:parent-style-name="Default">
      <style:table-cell-properties fo:background-color="#dddddd" style:text-align-source="value-type" style:repeat-content="false" fo:border="none" fo:padding="2.01pt" style:vertical-align="middl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border="none" fo:padding="2.01pt" style:vertical-align="middl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00" style:cell-protect="protected" style:print-content="true" style:text-align-source="fix" style:repeat-content="false" fo:wrap-option="wrap" fo:border="1.25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00" style:cell-protect="protected" style:print-content="true" style:text-align-source="value-type" style:repeat-content="false" fo:wrap-option="no-wrap" fo:border="1.25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>
      <style:table-cell-properties fo:background-color="#dddddd" style:text-align-source="value-type" style:repeat-content="false" fo:wrap-option="wrap" fo:border="none" fo:padding="2.01pt" style:vertical-align="middle"/>
      <style:text-properties style:font-name="Arial" fo:font-size="14pt" style:font-size-asian="14pt" style:font-size-complex="14pt"/>
    </style:style>
    <style:style style:name="ce53" style:family="table-cell" style:parent-style-name="Default">
      <style:table-cell-properties fo:background-color="#ffffff" style:text-align-source="value-type" style:repeat-content="false" fo:wrap-option="wrap" fo:border="none" fo:padding="2.01pt" style:vertical-align="middle"/>
      <style:text-properties style:font-name="Arial"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Arial"/>
    </style:style>
    <style:style style:name="ce55" style:family="table-cell" style:parent-style-name="Default">
      <style:table-cell-properties style:text-align-source="fix" style:repeat-content="false" fo:wrap-option="wrap" fo:border="none"/>
      <style:paragraph-properties fo:text-align="start" fo:margin-left="0pt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text-align-source="value-type" style:repeat-content="false" fo:wrap-option="wrap" fo:padding="2.01pt" style:vertical-align="middl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glyph-orientation-vertical="0" fo:background-color="#ffff00" style:text-align-source="value-type" style:repeat-content="false" fo:wrap-option="wrap" fo:border="1.25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99ff99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74pt solid #000000" fo:padding="2.01pt" style:vertical-align="middle"/>
      <style:paragraph-properties fo:text-align="center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value-type" style:repeat-content="false" fo:wrap-option="wrap" fo:padding="2.01pt" style:vertical-align="middl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wrap-option="wrap"/>
      <style:text-properties fo:color="#c9802b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>
      <style:table-cell-properties fo:background-color="#dddddd" style:text-align-source="value-type" style:repeat-content="false" fo:wrap-option="wrap" fo:border="none" fo:padding="2.01pt" style:vertical-align="middle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ackground-color="#ffffff" style:text-align-source="value-type" style:repeat-content="false" fo:wrap-option="wrap" fo:border="none" fo:padding="2.01pt" style:vertical-align="middl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fo:border="none" fo:padding="2.01pt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style:font-size-asian="8pt" style:font-size-complex="8pt" fo:font-style="italic" style:font-style-asian="italic" style:font-style-complex="italic"/>
    </style:style>
    <style:style style:name="T3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Cambria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9" style:family="text">
      <style:text-properties style:font-name="Arial" fo:font-weight="bold" style:font-name-asian="Droid Sans Fallback" style:font-weight-asian="bold" style:font-weight-complex="bold"/>
    </style:style>
    <style:style style:name="T10" style:family="text">
      <style:text-properties style:font-name-asian="Droid Sans Fallback"/>
    </style:style>
    <style:style style:name="T11" style:family="text">
      <style:text-properties style:font-name="Calibri" fo:font-weight="bold" style:font-name-asian="Droid Sans Fallback" style:font-weight-asian="bold" style:font-weight-complex="bold"/>
    </style:style>
    <style:style style:name="T12" style:family="text">
      <style:text-properties style:font-name="Calibri" style:font-name-asian="Droid Sans Fallback"/>
    </style:style>
    <style:style style:name="T13" style:family="text">
      <style:text-properties style:font-name="Tahoma" fo:font-weight="bold" style:font-name-asian="Droid Sans Fallback" style:font-weight-asian="bold" style:font-weight-complex="bold"/>
    </style:style>
    <style:style style:name="T14" style:family="text">
      <style:text-properties style:font-name="Tahoma" fo:font-weight="bold" style:font-name-asian="Droid Sans Fallback" style:font-weight-asian="bold" style:font-weight-complex="bold"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ahoma" fo:font-weight="normal" style:font-name-asian="Droid Sans Fallback" style:font-weight-asian="normal" style:font-weight-complex="normal"/>
    </style:style>
    <style:style style:name="T17" style:family="text">
      <style:text-properties fo:font-weight="bold" style:font-name-asian="Droid Sans Fallback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16"/>
        <table:table-column table:style-name="co2" table:default-cell-style-name="ce1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6" table:default-cell-style-name="ce16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number-columns-repeated="1001" table:default-cell-style-name="ce16"/>
        <table:table-column table:style-name="co11" table:number-columns-repeated="6" table:default-cell-style-name="ce75"/>
        <table:table-row table:style-name="ro1">
          <table:table-cell table:style-name="ce1" office:value-type="string" calcext:value-type="string" table:number-columns-spanned="16" table:number-rows-spanned="1">
            <text:p>LEAVE APPLICATION NOTE</text:p>
          </table:table-cell>
          <table:covered-table-cell table:number-columns-repeated="12" table:style-name="ce17"/>
          <table:covered-table-cell table:number-columns-repeated="3" table:style-name="ce51"/>
          <table:table-cell table:style-name="ce70" office:value-type="string" calcext:value-type="string">
            <text:p><text:span text:style-name="T6">Issued by:</text:span><text:span text:style-name="T3"> </text:span><text:span text:style-name="T3"><text:a xlink:href="python://get_year()" xlink:type="simple">get_year</text:a></text:span>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16" table:number-rows-spanned="1">
            <text:p><text:span text:style-name="T1"> </text:span><text:span text:style-name="T2">(GIẤY NGHỈ PHÉP)</text:span></text:p>
          </table:table-cell>
          <table:covered-table-cell table:number-columns-repeated="3" table:style-name="ce18"/>
          <table:covered-table-cell table:number-columns-repeated="2" table:style-name="ce32"/>
          <table:covered-table-cell table:number-columns-repeated="5" table:style-name="ce18"/>
          <table:covered-table-cell table:style-name="ce42"/>
          <table:covered-table-cell table:style-name="ce45"/>
          <table:covered-table-cell table:style-name="ce52"/>
          <table:covered-table-cell table:number-columns-repeated="2" table:style-name="ce64"/>
          <table:table-cell table:style-name="ce71"/>
          <table:table-cell table:number-columns-repeated="1007"/>
        </table:table-row>
        <table:table-row table:style-name="ro2">
          <table:table-cell table:style-name="ce3"/>
          <table:table-cell table:style-name="ce19" table:number-columns-repeated="3"/>
          <table:table-cell table:style-name="ce33" table:number-columns-repeated="2"/>
          <table:table-cell table:style-name="ce19" table:number-columns-repeated="5"/>
          <table:table-cell table:style-name="ce43"/>
          <table:table-cell table:style-name="ce46"/>
          <table:table-cell table:style-name="ce53"/>
          <table:table-cell table:style-name="ce65" table:number-columns-repeated="2"/>
          <table:table-cell table:style-name="ce72"/>
          <table:table-cell table:number-columns-repeated="1007"/>
        </table:table-row>
        <table:table-row table:style-name="ro3">
          <table:table-cell table:style-name="ce4" office:value-type="string" calcext:value-type="string">
            <text:p>Employment Code/<text:span text:style-name="T3"> Mã NV</text:span><text:span text:style-name="T4">: </text:span><text:span text:style-name="T5"><text:a xlink:href="python://get_employee_code()" xlink:type="simple">code</text:a></text:span></text:p>
          </table:table-cell>
          <table:table-cell table:style-name="ce20"/>
          <table:table-cell table:style-name="ce25" table:number-columns-repeated="2"/>
          <table:table-cell table:style-name="ce20" table:number-columns-repeated="4"/>
          <table:table-cell table:style-name="ce7" table:number-columns-repeated="2"/>
          <table:table-cell table:style-name="ce39" office:value-type="string" calcext:value-type="string" table:number-columns-spanned="7" table:number-rows-spanned="1">
            <text:p><text:span text:style-name="T6">A</text:span>: Annual Leave/ Nghỉ phép năm</text:p>
          </table:table-cell>
          <table:covered-table-cell table:number-columns-repeated="2" table:style-name="ce7"/>
          <table:covered-table-cell table:style-name="ce41"/>
          <table:covered-table-cell table:style-name="ce66"/>
          <table:covered-table-cell table:number-columns-repeated="2" table:style-name="ce68"/>
          <table:table-cell table:style-name="ce74"/>
          <table:table-cell table:style-name="ce77"/>
          <table:table-cell table:number-columns-repeated="1005"/>
        </table:table-row>
        <table:table-row table:style-name="ro4">
          <table:table-cell table:style-name="ce4" office:value-type="string" calcext:value-type="string">
            <text:p>Name/ <text:span text:style-name="T3">Họ tên</text:span>: <text:span text:style-name="T3"><text:a xlink:href="python://get_employee_name()" xlink:type="simple">name</text:a></text:span></text:p>
          </table:table-cell>
          <table:table-cell table:style-name="ce20"/>
          <table:table-cell table:style-name="ce25" table:number-columns-repeated="2"/>
          <table:table-cell table:style-name="ce20" table:number-columns-repeated="4"/>
          <table:table-cell table:style-name="ce7" table:number-columns-repeated="2"/>
          <table:table-cell table:style-name="ce39" office:value-type="string" calcext:value-type="string" table:number-columns-spanned="7" table:number-rows-spanned="1">
            <text:p><text:span text:style-name="T6">S</text:span>: Sick Leave/ Nghỉ ốm</text:p>
          </table:table-cell>
          <table:covered-table-cell table:number-columns-repeated="2" table:style-name="ce7"/>
          <table:covered-table-cell table:style-name="ce41"/>
          <table:covered-table-cell table:style-name="ce67"/>
          <table:covered-table-cell table:style-name="ce66"/>
          <table:covered-table-cell table:style-name="ce73"/>
          <table:table-cell table:style-name="ce75"/>
          <table:table-cell table:number-columns-repeated="1006"/>
        </table:table-row>
        <table:table-row table:style-name="ro4">
          <table:table-cell table:style-name="ce4" office:value-type="string" calcext:value-type="string">
            <text:p>Positions/ <text:span text:style-name="T3">Chức vụ</text:span>: <text:span text:style-name="T3"><text:a xlink:href="python://get_employee_job()" xlink:type="simple">job</text:a></text:span></text:p>
          </table:table-cell>
          <table:table-cell table:style-name="ce20"/>
          <table:table-cell table:style-name="ce25" table:number-columns-repeated="2"/>
          <table:table-cell table:style-name="ce20" table:number-columns-repeated="4"/>
          <table:table-cell table:style-name="ce7" table:number-columns-repeated="2"/>
          <table:table-cell table:style-name="ce39" office:value-type="string" calcext:value-type="string" table:number-columns-spanned="7" table:number-rows-spanned="1">
            <text:p><text:span text:style-name="T6">M</text:span>: Maternity Leave/ Nghỉ thai sản: Nghỉ sanh, khám thai, vợ sanh</text:p>
          </table:table-cell>
          <table:covered-table-cell table:number-columns-repeated="2" table:style-name="ce7"/>
          <table:covered-table-cell table:style-name="ce41"/>
          <table:covered-table-cell table:style-name="ce67"/>
          <table:covered-table-cell table:style-name="ce66"/>
          <table:covered-table-cell table:style-name="ce73"/>
          <table:table-cell table:style-name="ce75"/>
          <table:table-cell table:number-columns-repeated="1006"/>
        </table:table-row>
        <table:table-row table:style-name="ro5">
          <table:table-cell table:style-name="ce5" office:value-type="string" calcext:value-type="string">
            <text:p><text:span text:style-name="T6">Note</text:span>/ <text:span text:style-name="T7">Ghi chú</text:span><text:span text:style-name="T6">:</text:span> <text:span text:style-name="T8"> Ngày 31/12 hằng năm là ngày cắt phép </text:span></text:p>
          </table:table-cell>
          <table:table-cell table:style-name="ce21" table:number-columns-repeated="9"/>
          <table:table-cell table:style-name="ce40" office:value-type="string" calcext:value-type="string" table:number-columns-spanned="7" table:number-rows-spanned="1">
            <text:p><text:span text:style-name="T6">U</text:span>: Unpaid Leave/ Nghỉ không lương</text:p>
          </table:table-cell>
          <table:covered-table-cell table:number-columns-repeated="2" table:style-name="ce44"/>
          <table:covered-table-cell table:style-name="ce54"/>
          <table:covered-table-cell table:style-name="ce67"/>
          <table:covered-table-cell table:number-columns-repeated="2" table:style-name="ce66"/>
          <table:table-cell table:style-name="ce75" table:number-columns-repeated="1001"/>
          <table:table-cell table:number-columns-repeated="6"/>
        </table:table-row>
        <table:table-row table:style-name="ro6">
          <table:table-cell table:style-name="ce6"/>
          <table:table-cell table:style-name="ce20" table:number-columns-repeated="2"/>
          <table:table-cell table:style-name="ce25"/>
          <table:table-cell table:style-name="ce20" table:number-columns-repeated="4"/>
          <table:table-cell table:style-name="ce7" table:number-columns-repeated="2"/>
          <table:table-cell table:style-name="ce41" office:value-type="string" calcext:value-type="string" table:number-columns-spanned="7" table:number-rows-spanned="1">
            <text:p><text:span text:style-name="T6">P</text:span>: Paid Leave/ Nghỉ có hưởng lương: đám cưới (nhân viên, con nhân viên), tang (Ông bà, bố mẹ, con của NV)</text:p>
          </table:table-cell>
          <table:covered-table-cell table:style-name="ce7"/>
          <table:covered-table-cell table:style-name="ce39"/>
          <table:covered-table-cell table:style-name="ce41"/>
          <table:covered-table-cell table:style-name="ce67"/>
          <table:covered-table-cell table:number-columns-repeated="2" table:style-name="ce66"/>
          <table:table-cell table:style-name="ce75"/>
          <table:table-cell table:number-columns-repeated="1006"/>
        </table:table-row>
        <table:table-row table:style-name="ro4">
          <table:table-cell table:style-name="ce7"/>
          <table:table-cell table:style-name="ce20" table:number-columns-repeated="7"/>
          <table:table-cell table:style-name="ce7" table:number-columns-repeated="2"/>
          <table:table-cell table:style-name="ce39" office:value-type="string" calcext:value-type="string" table:number-columns-spanned="7" table:number-rows-spanned="1">
            <text:p><text:span text:style-name="T6">R</text:span>: Replacement Leave/ Nghỉ bù</text:p>
          </table:table-cell>
          <table:covered-table-cell table:number-columns-repeated="2" table:style-name="ce7"/>
          <table:covered-table-cell table:style-name="ce55"/>
          <table:covered-table-cell table:style-name="ce67"/>
          <table:covered-table-cell table:number-columns-repeated="2" table:style-name="ce66"/>
          <table:table-cell table:style-name="ce75"/>
          <table:table-cell table:number-columns-repeated="1006"/>
        </table:table-row>
        <table:table-row table:style-name="ro4">
          <table:table-cell table:style-name="ce8" table:number-columns-spanned="1018" table:number-rows-spanned="1"/>
          <table:covered-table-cell table:number-columns-repeated="12" table:style-name="ce22"/>
          <table:covered-table-cell table:number-columns-repeated="4" table:style-name="ce56"/>
          <table:covered-table-cell table:number-columns-repeated="1001"/>
          <table:table-cell table:number-columns-repeated="6"/>
        </table:table-row>
        <table:table-row table:style-name="ro7">
          <table:table-cell table:style-name="ce9" office:value-type="string" calcext:value-type="string" table:number-columns-spanned="1" table:number-rows-spanned="2">
            <text:p><text:span text:style-name="T9">Date</text:span></text:p>
            <text:p>(Ngày)</text:p>
          </table:table-cell>
          <table:table-cell table:style-name="ce9" office:value-type="string" calcext:value-type="string" table:number-columns-spanned="1" table:number-rows-spanned="2">
            <text:p><text:span text:style-name="T11">From Date</text:span></text:p>
            <text:p><text:span text:style-name="T12">(Từ ngày)</text:span></text:p>
          </table:table-cell>
          <table:table-cell table:style-name="ce9" office:value-type="string" calcext:value-type="string" table:number-columns-spanned="1" table:number-rows-spanned="2">
            <text:p><text:span text:style-name="T6">To Date</text:span></text:p>
            <text:p>(Đến ngày)</text:p>
          </table:table-cell>
          <table:table-cell table:style-name="ce27" office:value-type="string" calcext:value-type="string" table:number-columns-spanned="1" table:number-rows-spanned="2">
            <text:p><text:span text:style-name="T13">Annual Leave </text:span><text:span text:style-name="T14"><text:a xlink:href="python://get_last_year()" xlink:type="simple">get_last_year</text:a></text:span><text:span text:style-name="T13"> C/F</text:span></text:p>
            <text:p>(Phép <text:span text:style-name="T15"><text:a xlink:href="python://get_last_year()" xlink:type="simple">get_last_year</text:a></text:span>  mang sang)</text:p>
          </table:table-cell>
          <table:table-cell table:style-name="ce27" office:value-type="string" calcext:value-type="string" table:number-columns-spanned="1" table:number-rows-spanned="2">
            <text:p><text:span text:style-name="T13">Annual </text:span><text:span text:style-name="T13"><text:a xlink:href="python://get_year()" xlink:type="simple">get_year</text:a></text:span><text:span text:style-name="T13"> Leave </text:span></text:p>
            <text:p>(Phép <text:span text:style-name="T16"><text:a xlink:href="python://get_year()" xlink:type="simple">get_year</text:a></text:span>)</text:p>
          </table:table-cell>
          <table:table-cell table:style-name="ce27" office:value-type="string" calcext:value-type="string" table:number-columns-spanned="1" table:number-rows-spanned="2">
            <text:p><text:span text:style-name="T13">Total leave days</text:span></text:p>
            <text:p>(Tổng ngày phép)</text:p>
          </table:table-cell>
          <table:table-cell table:style-name="ce35" office:value-type="string" calcext:value-type="string" table:number-columns-spanned="6" table:number-rows-spanned="1">
            <text:p><text:span text:style-name="T17">Type of leave</text:span></text:p>
            <text:p><text:span text:style-name="T10">(Loại nghỉ phép)</text:span></text:p>
          </table:table-cell>
          <table:covered-table-cell table:number-columns-repeated="5" table:style-name="ce38"/>
          <table:table-cell table:style-name="ce47" office:value-type="string" calcext:value-type="string" table:number-columns-spanned="1" table:number-rows-spanned="2">
            <text:p><text:span text:style-name="T13">End balance</text:span></text:p>
            <text:p>(Cân đối phép)</text:p>
          </table:table-cell>
          <table:table-cell table:style-name="ce27" office:value-type="string" calcext:value-type="string" table:number-columns-spanned="1" table:number-rows-spanned="2">
            <text:p><text:span text:style-name="T13">Applicant</text:span></text:p>
            <text:p>(Người yêu cầu)</text:p>
          </table:table-cell>
          <table:table-cell table:style-name="ce27" office:value-type="string" calcext:value-type="string" table:number-columns-spanned="1" table:number-rows-spanned="2">
            <text:p><text:span text:style-name="T13">Approved by DH</text:span></text:p>
            <text:p>(Trưởng phòng duyệt)</text:p>
          </table:table-cell>
          <table:table-cell table:style-name="ce27" office:value-type="string" calcext:value-type="string" table:number-columns-spanned="1" table:number-rows-spanned="2">
            <text:p><text:span text:style-name="T13">Confirmed by HR</text:span></text:p>
            <text:p>(HCNS xác nhận)</text:p>
          </table:table-cell>
          <table:table-cell table:style-name="ce27" office:value-type="string" calcext:value-type="string" table:number-columns-spanned="1" table:number-rows-spanned="2">
            <text:p><text:span text:style-name="T6">Remarks</text:span></text:p>
            <text:p>(Ghi chú)</text:p>
          </table:table-cell>
          <table:table-cell table:style-name="ce76" table:number-columns-repeated="1001"/>
          <table:table-cell table:number-columns-repeated="6"/>
        </table:table-row>
        <table:table-row table:style-name="ro8">
          <table:covered-table-cell table:style-name="ce10" office:value-type="string" calcext:value-type="string">
            <text:p>Date</text:p>
          </table:covered-table-cell>
          <table:covered-table-cell table:style-name="ce10" office:value-type="string" calcext:value-type="string">
            <text:p>From</text:p>
          </table:covered-table-cell>
          <table:covered-table-cell table:style-name="ce10" office:value-type="string" calcext:value-type="string">
            <text:p>To</text:p>
          </table:covered-table-cell>
          <table:covered-table-cell table:style-name="ce10" office:value-type="string" calcext:value-type="string">
            <text:p>Annual Leave 2015C/F</text:p>
          </table:covered-table-cell>
          <table:covered-table-cell table:style-name="ce10" office:value-type="string" calcext:value-type="string">
            <text:p>Annual Leave 2016</text:p>
          </table:covered-table-cell>
          <table:covered-table-cell table:style-name="ce10" office:value-type="string" calcext:value-type="string">
            <text:p>Total leave days</text:p>
          </table:covered-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S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P</text:p>
          </table:table-cell>
          <table:table-cell table:style-name="ce36" office:value-type="string" calcext:value-type="string">
            <text:p>R</text:p>
          </table:table-cell>
          <table:covered-table-cell table:style-name="ce48" office:value-type="string" calcext:value-type="string">
            <text:p>End balance</text:p>
          </table:covered-table-cell>
          <table:covered-table-cell table:style-name="ce57" office:value-type="string" calcext:value-type="string">
            <text:p>Applicant</text:p>
          </table:covered-table-cell>
          <table:covered-table-cell table:style-name="ce57" office:value-type="string" calcext:value-type="string">
            <text:p>Approved by Department Head</text:p>
          </table:covered-table-cell>
          <table:covered-table-cell table:style-name="ce57" office:value-type="string" calcext:value-type="string">
            <text:p>Confirmed by HR</text:p>
          </table:covered-table-cell>
          <table:covered-table-cell table:style-name="ce57" office:value-type="string" calcext:value-type="string">
            <text:p>Remarks</text:p>
          </table:covered-table-cell>
          <table:table-cell table:number-columns-repeated="1007"/>
        </table:table-row>
        <table:table-row table:style-name="ro5">
          <table:table-cell table:style-name="ce11" table:number-columns-repeated="2"/>
          <table:table-cell table:style-name="ce26"/>
          <table:table-cell table:style-name="ce28" office:value-type="string" calcext:value-type="string">
            <text:p><text:span text:style-name="T3"><text:a xlink:href="python://formatLang(get_anual_leaves_transfer(),digits=0)" xlink:type="simple">get_anual_leaves_transfer</text:a></text:span></text:p>
          </table:table-cell>
          <table:table-cell table:style-name="ce28" office:value-type="string" calcext:value-type="string">
            <text:p><text:span text:style-name="T3"><text:a xlink:href="python://formatLang(get_anual_leaves(),digits=0)" xlink:type="simple">get_anual_leaves</text:a></text:span></text:p>
          </table:table-cell>
          <table:table-cell table:style-name="ce28" office:value-type="string" calcext:value-type="string">
            <text:p><text:span text:style-name="T3"><text:a xlink:href="python://formatLang(get_total_anual_leaves(),digits=0)" xlink:type="simple">get_total_anual_leaves</text:a></text:span></text:p>
          </table:table-cell>
          <table:table-cell table:style-name="ce37" table:number-columns-repeated="6"/>
          <table:table-cell table:style-name="ce28" office:value-type="string" calcext:value-type="string">
            <text:p><text:span text:style-name="T3"><text:a xlink:href="python://formatLang(get_total_anual_leaves(),digits=0)" xlink:type="simple">get_total_anual_leaves</text:a></text:span></text:p>
          </table:table-cell>
          <table:table-cell table:style-name="ce58" table:number-columns-repeated="4"/>
          <table:table-cell table:number-columns-repeated="1007"/>
        </table:table-row>
        <table:table-row table:style-name="ro9">
          <table:table-cell table:style-name="ce12" office:value-type="string" calcext:value-type="string" table:number-columns-spanned="17" table:number-rows-spanned="1">
            <text:p><text:a xlink:href="python://for%20each=%22%20line%20in%20get_all_leaves()%22" xlink:type="simple">get_all_leaves</text:a></text:p>
          </table:table-cell>
          <table:covered-table-cell table:number-columns-repeated="2" table:style-name="ce23"/>
          <table:covered-table-cell table:number-columns-repeated="9" table:style-name="ce29"/>
          <table:covered-table-cell table:style-name="ce49"/>
          <table:covered-table-cell table:number-columns-repeated="4" table:style-name="ce59"/>
          <table:table-cell table:number-columns-repeated="1007"/>
        </table:table-row>
        <table:table-row table:style-name="ro5">
          <table:table-cell table:style-name="ce13" office:value-type="string" calcext:value-type="string">
            <text:p><text:span text:style-name="T10"><text:a xlink:href="python://line['create_date']" xlink:type="simple">create_date</text:a></text:span></text:p>
          </table:table-cell>
          <table:table-cell table:style-name="ce14" office:value-type="string" calcext:value-type="string">
            <text:p><text:a xlink:href="python://get_vietname_datetime(line['date_from'])%20or%20False" xlink:type="simple">date_from</text:a></text:p>
          </table:table-cell>
          <table:table-cell table:style-name="ce14" office:value-type="string" calcext:value-type="string">
            <text:p><text:a xlink:href="python://get_vietname_datetime(line['date_to'])%20or%20False" xlink:type="simple">date_to</text:a>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34" office:value-type="string" calcext:value-type="string">
            <text:p><text:a xlink:href="python://formatLang(line['days']%20,digits%20=0)" xlink:type="simple">days</text:a></text:p>
          </table:table-cell>
          <table:table-cell table:style-name="ce14" office:value-type="string" calcext:value-type="string">
            <text:p><text:a xlink:href="python://check_annual(line.holiday_status_id)%20or%20False" xlink:type="simple">x</text:a></text:p>
          </table:table-cell>
          <table:table-cell table:style-name="ce14" office:value-type="string" calcext:value-type="string">
            <text:p><text:a xlink:href="python://check_sick(line.holiday_status_id)%20or%20False" xlink:type="simple">x</text:a></text:p>
          </table:table-cell>
          <table:table-cell table:style-name="ce14" office:value-type="string" calcext:value-type="string">
            <text:p><text:a xlink:href="python://check_maternity(line.holiday_status_id)%20or%20False" xlink:type="simple">x</text:a></text:p>
          </table:table-cell>
          <table:table-cell table:style-name="ce14" office:value-type="string" calcext:value-type="string">
            <text:p><text:a xlink:href="python://check_unpaid(line.holiday_status_id)%20or%20False" xlink:type="simple">x</text:a></text:p>
          </table:table-cell>
          <table:table-cell table:style-name="ce14" office:value-type="string" calcext:value-type="string">
            <text:p><text:a xlink:href="python://check_paid(line.holiday_status_id)%20or%20False" xlink:type="simple">x</text:a></text:p>
          </table:table-cell>
          <table:table-cell table:style-name="ce14" office:value-type="string" calcext:value-type="string">
            <text:p><text:a xlink:href="python://check_replacement(line.holiday_status_id)%20or%20False" xlink:type="simple">x</text:a></text:p>
          </table:table-cell>
          <table:table-cell table:style-name="ce34" office:value-type="string" calcext:value-type="string">
            <text:p><text:a xlink:href="python://formatLang(line['end_balance'],digits%20=%200)" xlink:type="simple">end_balance</text:a></text:p>
          </table:table-cell>
          <table:table-cell table:style-name="ce60" office:value-type="string" calcext:value-type="string">
            <text:p><text:a xlink:href="python://line['name_related']%20or%20''" xlink:type="simple">name_related</text:a></text:p>
          </table:table-cell>
          <table:table-cell table:style-name="ce60" office:value-type="string" calcext:value-type="string">
            <text:p><text:a xlink:href="python://line['manager']%20or%20''" xlink:type="simple">manager</text:a></text:p>
          </table:table-cell>
          <table:table-cell table:style-name="ce60" office:value-type="string" calcext:value-type="string">
            <text:p><text:a xlink:href="python://line['admin_hr']%20or%20''" xlink:type="simple">admin_hr</text:a></text:p>
          </table:table-cell>
          <table:table-cell table:style-name="ce60" office:value-type="string" calcext:value-type="string">
            <text:p><text:a xlink:href="python://line['report_note']%20or%20''" xlink:type="simple">report_note</text:a></text:p>
          </table:table-cell>
          <table:table-cell table:number-columns-repeated="1007"/>
        </table:table-row>
        <table:table-row table:style-name="ro5">
          <table:table-cell table:style-name="ce14" office:value-type="string" calcext:value-type="string" table:number-columns-spanned="17" table:number-rows-spanned="1">
            <text:p><text:a xlink:href="python:///for" xlink:type="simple">for</text:a></text:p>
          </table:table-cell>
          <table:covered-table-cell table:number-columns-repeated="12" table:style-name="ce14"/>
          <table:covered-table-cell table:number-columns-repeated="4" table:style-name="ce61"/>
          <table:table-cell table:number-columns-repeated="1007"/>
        </table:table-row>
        <table:table-row table:style-name="ro4">
          <table:table-cell table:style-name="ce15"/>
          <table:table-cell table:style-name="ce24" table:number-columns-repeated="2"/>
          <table:table-cell table:style-name="ce30" table:number-columns-repeated="4"/>
          <table:table-cell table:style-name="ce24" table:number-columns-repeated="5"/>
          <table:table-cell table:style-name="ce50"/>
          <table:table-cell table:style-name="ce62" table:number-columns-repeated="2"/>
          <table:table-cell table:style-name="ce69"/>
          <table:table-cell table:style-name="ce62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31"/>
          <table:table-cell table:number-columns-repeated="1020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4.4pt" fo:margin-bottom="14.4pt" fo:margin-left="28.8pt" fo:margin-right="28.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6:28:04.17017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7:43:16.752014410</meta:creation-date>
    <meta:generator>LibreOffice/5.1.4.2$Linux_X86_64 LibreOffice_project/10m0$Build-2</meta:generator>
    <dc:date>2017-01-10T16:30:15.591489061</dc:date>
    <meta:editing-duration>PT12H50M13S</meta:editing-duration>
    <meta:editing-cycles>172</meta:editing-cycles>
    <meta:print-date>2017-01-10T16:29:39.285829169</meta:print-date>
    <meta:document-statistic meta:table-count="1" meta:cell-count="65" meta:object-count="0"/>
  </office:meta>
</office:document-meta>
</file>